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ab7e"/>
    </style:style>
    <style:style style:name="P2" style:family="paragraph" style:parent-style-name="Standard">
      <style:text-properties officeooo:rsid="0006ab7e" officeooo:paragraph-rsid="0006ab7e"/>
    </style:style>
    <style:style style:name="T1" style:family="text">
      <style:text-properties officeooo:rsid="0006ab7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ab7e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06ab7e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"/><text:tab/><text:tab/><text:tab/><text:tab/><text:tab/><text:span text:style-name="T4"><text:tab/></text:span><text:span text:style-name="T5">2017-2018年OCR最新进展</text:span></text:p>
      <text:p text:style-name="P1"/>
      <text:p text:style-name="P2">识别</text:p>
      <text:p text:style-name="P2">XiangBai——【PAMI2018】ASTER_An Attentional Scene Text Recognizer with Flexible Rectification</text:p>
      <text:p text:style-name="P2"/>
      <text:p text:style-name="P2">Zhanzhan Cheng——【CVPR2018】AON_Towards Arbitrarily-Oriented Text Recognition</text:p>
      <text:p text:style-name="P2"/>
      <text:p text:style-name="P2">Zhanzhan Cheng——【CVPR2018】Edit Probability for Scene Text Recognition</text:p>
      <text:p text:style-name="P2"/>
      <text:p text:style-name="P2">Christian Bartz——【AAAI2018】SEE_Towards Semi-Supervised End-to-End Scene Text Recognition</text:p>
      <text:p text:style-name="P2"/>
      <text:p text:style-name="P2">Zhanzhan Cheng——【ICCV2017】Focusing Attention_Towards Accurate Text Recognition in Natural Images</text:p>
      <text:p text:style-name="P2"/>
      <text:p text:style-name="P2">检测</text:p>
      <text:p text:style-name="P2">Lianwen Jin——【2017】Detecting Curve Text in the Wild_New Dataset and New Solution</text:p>
      <text:p text:style-name="P2"/>
      <text:p text:style-name="P2">Zichuan Liu——【CVPR2018】Learning Markov Clustering Networks for Scene Text Detection</text:p>
      <text:p text:style-name="P2"/>
      <text:p text:style-name="P2">Tong He——【CVPR2018】Single Shot TextSpotter with Explicit Alignment and Attention</text:p>
      <text:p text:style-name="P2"/>
      <text:p text:style-name="P2">XiangBai——【CVPR2018】Rotation-Sensitive Regression for Oriented Scene Text Detection</text:p>
      <text:p text:style-name="P2"/>
      <text:p text:style-name="P2">Tong He——【ICCV2017】Single Shot Text Detector with Regional Attention</text:p>
      <text:p text:style-name="P2"/>
      <text:p text:style-name="P2">Alibaba——【IJCAI2018】IncepText_A New Inception-Text Module with Deformable PSROI Pooling for Multi-Oriented Scene Text Detection</text:p>
      <text:p text:style-name="P2"/>
      <text:p text:style-name="P2">Lianwen Jin——【AAAI2018】Feature Enhancement Network_A Refined Scene Text Detector</text:p>
      <text:p text:style-name="P2"/>
      <text:p text:style-name="P2">Andrei Polzounov——【ICIP2017】WordFence_Text Detection in Natural Images with Border Awareness</text:p>
      <text:p text:style-name="P2"/>
      <text:p text:style-name="P2">Suman Ghosh——【ICDAR2017】R-PHOC_Segmentation-Free Word Spotting using CNN</text:p>
      <text:p text:style-name="P2"/>
      <text:p text:style-name="P2">Xiangyu Zhu——【IAPR2018】Deep Residual Text Detection Network for Scene Text</text:p>
      <text:p text:style-name="P2"/>
      <text:p text:style-name="P2">Daitao Xing——【2017】ArbiText_Arbitrary-Oriented Text Detection in Unconstrained Scene</text:p>
      <text:p text:style-name="P2"/>
      <text:p text:style-name="P2">Xiaoyu Yu——【2018】Boosting up Scene Text Detectors with Guided CNN</text:p>
      <text:p text:style-name="P2"/>
      <text:p text:style-name="P2">Li Xiang——【2018】Shape Robust Text Detection with Progressive Scale Expansion Network</text:p>
      <text:p text:style-name="P2"/>
      <text:p text:style-name="P2">端到端</text:p>
      <text:p text:style-name="P2">XiangBai——【CVPR2018】Mask TextSpotter_An End-to-End Trainable Neural Network for Spotting Text with Arbitrary Shapes</text:p>
      <text:p text:style-name="P2">TongHe——【CVPR2018】An end-to-end TextSpotter with Explicit Alignment and Attention</text:p>
      <text:p text:style-name="P2"><text:soft-page-break/>Xuebo Liu——【CVPR2108】FOTS_Fast Oriented Text Spotting with a Unified Network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5:44:41.224447263</meta:creation-date>
    <dc:date>2019-01-24T15:45:36.308141489</dc:date>
    <meta:editing-duration>PT55S</meta:editing-duration>
    <meta:editing-cycles>1</meta:editing-cycles>
    <meta:document-statistic meta:table-count="0" meta:image-count="0" meta:object-count="0" meta:page-count="2" meta:paragraph-count="25" meta:word-count="278" meta:character-count="1796" meta:non-whitespace-character-count="1627"/>
    <meta:generator>LibreOffice/5.1.6.2$Linux_X86_64 LibreOffice_project/10m0$Build-2</meta:generator>
  </office:meta>
</office:document-meta>
</file>